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Publish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Srcivy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Publishivy( boolean publishiv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isPublishiv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Warnonmissing( boolean warnonmiss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Publicatio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isReplacedynamic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doExecu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IvyPublish.setReplacedynamicrev( boolean replacedynamic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Qualified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Deliverivypattern( String dest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Pubdate( String pub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Module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isHalton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Extra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Delivertarget( String deliver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Pubbranch( String pub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addConfiguredArtifacts( ArtifactsPatter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Standar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Pub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sPatter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Resolver( String publishResol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Cache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create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shArtifact.get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addArtifactspattern( String artifacts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Srcivypattern( String dest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Haltonmissing( boolean haltonmiss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Artifactspatter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sPattern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Artifactspattern( String artifacts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Publish.setUpdate( boolean 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isForcedel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Standard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isWarnon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DeliveryList( File deliver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Pub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Conf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Deliverivy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getPub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Pubrevision( String pub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setExt(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Forcedelive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is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ublish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Artifact.is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